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MÁCÍ ÚKOL 1: ŽIVOTOPIS (povinný)</text:h>
      <text:section text:style-name="Sect1" text:name="ow156">
        <text:p text:style-name="Text_20_body"/>
      </text:section>
      <text:p text:style-name="P1">Luděk Roleček</text:p>
      <text:p text:style-name="P1">•</text:p>
      <text:p text:style-name="P1">12. 9. (Upraveno 12. 9.)</text:p>
      <text:p text:style-name="P1">1 bod</text:p>
      <text:p text:style-name="P1">Termín odevzdání: 24. 9. 23:59</text:p>
      <text:p text:style-name="Text_20_body"><text:span text:style-name="T1">Vytvoř HTML stránku se svým "životopisem".</text:span><text:line-break/><text:line-break/>Nemusí jít vyloženě o formální životopis - můžeš vytvořit stránku, kde napíšeš něco o sobě, o svých zájmech, o práci. Klidně ale vytvoř opravdový životopis - hodí se mít ho online ve webové podobě, protože pak odkaz na něj můžeš komukoliv poslat, když ho budeš potřebovat.<text:line-break/><text:line-break/>✅ <text:span text:style-name="T1">Povinné části stránky:</text:span></text:p>
      <text:list text:style-name="L1">
        <text:list-item>
          <text:p text:style-name="P3">vlož vlastní fotku</text:p>
        </text:list-item>
        <text:list-item>
          <text:p text:style-name="P3">napiš tam svoje celé opravdové jméno (zbytek ať je klidně kompletní fabulace, pokud se nechceš svěřovat)</text:p>
        </text:list-item>
        <text:list-item>
          <text:p text:style-name="P3">použij základní značky - nadpisy, odstavce, odrážkový nebo číslovaný seznam, případně tabulku</text:p>
        </text:list-item>
        <text:list-item>
          <text:p text:style-name="P3">přidej odkazy na svůj LinkedIn, Facebook, Twitter, blog, apod. (pokud máš)</text:p>
        </text:list-item>
        <text:list-item>
          <text:p text:style-name="P3">vytvoř na stránce hlavičku, nějaké sekce s obsahem, a patičku. Použij sémantické značky &lt;header&gt;, &lt;footer&gt;, &lt;section&gt;</text:p>
        </text:list-item>
        <text:list-item>
          <text:p text:style-name="P2">podle vlastního uvážení přidej libovolné další značky, jak se ti bude hodit</text:p>
        </text:list-item>
      </text:list>
      <text:p text:style-name="Text_20_body"><text:line-break/>🎨 <text:span text:style-name="T1">Nastylování stránky:</text:span></text:p>
      <text:list text:style-name="L2">
        <text:list-item>
          <text:p text:style-name="P5">vytvoř a do stránky připoj CSS soubor</text:p>
        </text:list-item>
        <text:list-item>
          <text:p text:style-name="P5">v CSS napiš nějaký základní styl podle toho, jak moc toho z CSS umíš - nastav alespoň písmo, nějakou barvu (pozadí stránky, nadpisy, apod.)</text:p>
        </text:list-item>
        <text:list-item>
          <text:p text:style-name="P5">pro rozestup mezi prvky použij margin</text:p>
        </text:list-item>
        <text:list-item>
          <text:p text:style-name="P4">pokud se to hodí, přidej na části obsahu rámeček a nastav padding, aby nebyl obsah natěsnaný přímo na něj</text:p>
        </text:list-item>
      </text:list>
      <text:p text:style-name="Text_20_body"><text:line-break/>Výše vyjmenované věci jsou minimum, které by měla tvoje stránka splňovat. Ověříme si tak, že skutečně umíš požadované základy HTML a CSS :)<text:line-break/><text:line-break/>Stránka nemusí být složitá. Netrap se tím, pokud neumíš např. udělat dva sloupce vedle sebe nebo jiné rozložení prvků na stránce. Bohatě stačí text a obrázky pod sebou, ale ať to vypadá pěkně :)<text:line-break/><text:line-break/>Tvé fantazii a kreativitě se ale meze nekladou. Pokud toho z HTML a CSS umíš víc, udělej stránku co nejhezčí. Přidej další obrázky, nastav barvy, pozadí, udělej stránek víc a jednoduché menu k tomu. Ukaž nám, co všechno umíš!<text:line-break/><text:line-break/><text:soft-page-break/>💥 <text:span text:style-name="T1">Inspiraci hledej třeba na Googlu (překlikni na záložku obrázky):</text:span><text:line-break/><text:a xlink:type="simple" xlink:href="https://www.google.com/search?q=resume+design+template" office:target-frame-name="_blank" xlink:show="new" text:style-name="Internet_20_link" text:visited-style-name="Visited_20_Internet_20_Link">https://www.google.com/search?q=resume+design+template</text:a><text:line-break/><text:line-break/>Ale neznamená to, že musíš nějakou stránku kopírovat. U tohoto úkolu úplně nejvíc oceňujeme kreativitu. <text:line-break/><text:line-break/>⏰ <text:span text:style-name="T1">Odevzdání úkolu:</text:span></text:p>
      <text:list text:style-name="L3">
        <text:list-item>
          <text:p text:style-name="P7">Podívej se do návodu <text:span text:style-name="T1">"Jak odevzdávat domácí úkoly"</text:span>. Máš ho zde v classroom v lekcích pro první týden.</text:p>
        </text:list-item>
        <text:list-item>
          <text:p text:style-name="P6"><text:span text:style-name="T1">Termín pro odevzdání tohoto úkolu je neděle 24.9. (do půlnoci)</text:span>, ale úkol je tak jednoduchý, že ho určitě stihneš udělat a odevzdat dříve.</text:p>
        </text:list-item>
      </text:list>
      <text:p text:style-name="Text_20_body">📙 <text:span text:style-name="T1">Odměna:</text:span></text:p>
      <text:list text:style-name="L4">
        <text:list-item>
          <text:p text:style-name="P8">Děláš to samozřejmě kvůli sobě a znalostem a ne kvůli materiální odměně, ALE... :) Ze všech odevzdaných "životopisů" vyberu tři nejhezčí, nejkreativnější, prostě ty, co se mi bude nejvíc líbit. <text:span text:style-name="T1">Výherkyně od mě dostanou papírovou verzi naprosto skvělé knihy CSS moderní layout od Martina Michálka.</text:span> Snad to pro vás bude alespoň drobná motivace :)</text:p>
        </text:list-item>
      </text:list>
      <text:p text:style-name="P1">Přejeme hezkou zábavu 🌷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01:23:44.178000000</meta:creation-date>
    <dc:date>2023-09-15T01:24:35.627000000</dc:date>
    <meta:editing-duration>PT53S</meta:editing-duration>
    <meta:editing-cycles>1</meta:editing-cycles>
    <meta:document-statistic meta:table-count="0" meta:image-count="0" meta:object-count="0" meta:page-count="2" meta:paragraph-count="24" meta:word-count="444" meta:character-count="2710" meta:non-whitespace-character-count="2293"/>
    <meta:generator>LibreOffice/7.5.0.3$Windows_X86_64 LibreOffice_project/c21113d003cd3efa8c53188764377a8272d9d6de</meta:generator>
  </office:meta>
</office:document-meta>
</file>